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F0" style:family="paragraph">
      <style:paragraph-properties fo:break-before="page"/>
    </style:style>
    <style:style style:name="TableColumn10" style:family="table-column">
      <style:table-column-properties style:column-width="1.0833in"/>
    </style:style>
    <style:style style:name="TableColumn11" style:family="table-column">
      <style:table-column-properties style:column-width="2.1652in"/>
    </style:style>
    <style:style style:name="TableColumn12" style:family="table-column">
      <style:table-column-properties style:column-width="2.8034in"/>
    </style:style>
    <style:style style:name="Table9" style:family="table">
      <style:table-properties style:width="6.052in" fo:margin-left="0in" table:align="left"/>
    </style:style>
    <style:style style:name="TableRow13" style:family="table-row">
      <style:table-row-properties style:min-row-height="0.7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P22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P23" style:parent-style-name="Základnítext" style:family="paragraph">
      <style:paragraph-properties fo:margin-top="0in" fo:margin-bottom="0in" fo:margin-left="0.2958in" fo:text-indent="-0.2479in">
        <style:tab-stops/>
      </style:paragraph-properties>
      <style:text-properties fo:font-size="12pt" style:font-size-asian="12pt" style:font-size-complex="13pt"/>
    </style:style>
    <style:style style:name="P24" style:parent-style-name="Základnítext" style:family="paragraph">
      <style:paragraph-properties fo:margin-top="0in" fo:margin-bottom="0in" fo:margin-left="0.2958in" fo:text-indent="-0.2479in">
        <style:tab-stops/>
      </style:paragraph-properties>
      <style:text-properties fo:font-size="12pt" style:font-size-asian="12pt" style:font-size-complex="13pt"/>
    </style:style>
    <style:style style:name="P25" style:parent-style-name="Základnítext" style:family="paragraph">
      <style:paragraph-properties fo:margin-top="0in" fo:margin-bottom="0in" fo:margin-left="0.2958in" fo:text-indent="-0.2479in">
        <style:tab-stops/>
      </style:paragraph-properties>
    </style:style>
    <style:style style:name="T26" style:parent-style-name="Standardnípísmoodstavce" style:family="text">
      <style:text-properties fo:font-size="12pt" style:font-size-asian="12pt" style:font-size-complex="13pt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Normální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4/2021<text:bookmark-end text:name="Text14"/></text:p>
            <text:p text:style-name="Normální">KVOP-26533/2021<text:bookmark-end text:name="Text2"/></text:p>
            <text:p text:style-name="Normální"><text:bookmark-start text:name="Text6"/>17. 06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J<text:bookmark-end text:name="Text9"/>. P.</text:p>
            <text:p text:style-name="Normální">nar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ý pane P.,</text:p>
      <text:p text:style-name="Základnítext">dne 16. 6. 2021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Stanoviska veřejného ochránce práv k vězeňství I</text:p>
        </text:list-item>
        <text:list-item>
          <text:p text:style-name="P19">Stanoviska veřejného ochránce práv k vězeňství týkající se COVID 19, a to za období leden 2019 – červen 2021</text:p>
        </text:list-item>
      </text:list>
      <text:p text:style-name="P20"/>
      <text:p text:style-name="Základnítext">K Vaší žádosti<text:s/><text:span text:style-name="Silné">poskytuji<text:s/></text:span><text:span text:style-name="Silné">následující informace</text:span>:</text:p>
      <text:p text:style-name="Základnítext">K bodu č. 1</text:p>
      <text:p text:style-name="Základnítext">Sborník stanovisek veřejného ochránce práv Vězeňství I, a to odkazem na zveřejněnou informaci. 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21"><text:tab/></text:span>Ustanovení § 6 odst. 1 zákona o svobodném přístupu k informacím.</text:p></text:note-body></text:note></text:span><text:s/>Náklad tohoto sborníku z roku 2010 je již rozebrán. Sborník je dostupný na webové stránce Kanceláře veřejného ochránce práv na adrese:<text:s/><text:a xlink:href="https://www.ochrance.cz/uploads-import/Publikace/sborniky_stanoviska/Sbornik_Vezenstvi.pdf" office:target-frame-name="_top" xlink:show="replace"><text:span text:style-name="Hypertextovýodkaz">https://www.ochrance.cz/uploads-import/Publikace/sborniky_stanoviska/Sbornik_Ve</text:span><text:span text:style-name="Hypertextovýodkaz">zenstvi.pdf</text:span></text:a>.<text:s/></text:p>
      <text:p text:style-name="Základnítext">K bodu č. 2</text:p>
      <text:soft-page-break/>
      <text:p text:style-name="Základnítext"><text:span text:style-name="Silné">Lustrací v databázi stanovisek veřejného ochránce práv (ESO) bylo zjištěno, že v období od 1. 1. 2019 do 16. 6. 2021 vydal veřejný ochránce práv v oblasti vězeňství dvě zprávy obsahující výraz COVID</text:span>. Jde o zprávu o šetření ze dne<text:s/>15. 5. 2020 sp. zn. 4141/2019/VOP a zprávu o šetření ze dne 28. 4. 2021, sp. zn. 6607/2020/VOP. V anonymizované podobě Vám obě zprávy zasílám.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22">3 přílohy</text:p>
      <text:list text:style-name="LFO4" text:continue-numbering="true">
        <text:list-item>
          <text:p text:style-name="P23">Sborník stanovisek VOP<text:s/>Vězeňství I,</text:p>
        </text:list-item>
        <text:list-item>
          <text:p text:style-name="P24">Zpráva sp. zn. 4141/2019/VOP,</text:p>
        </text:list-item>
        <text:list-item>
          <text:p text:style-name="P25"><text:span text:style-name="T26">Zpráva sp. zn. 6607/2020/VOP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style:font-name-complex="Times New Roman"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Calibri" style:font-name-asian="Times New Roman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5" style:parent-style-name="Standardnípísmoodstavce" style:family="text">
      <style:text-properties style:font-name="CKGinisSmall" fo:font-size="18pt" style:font-size-asian="18pt" style:font-size-complex="18pt"/>
    </style:style>
    <style:style style:name="P6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7" style:parent-style-name="Standardnípísmoodstavce" style:family="text">
      <style:text-properties style:font-size-complex="11.5pt"/>
    </style:style>
    <style:style style:name="P8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5">*KVOPX00BH2TO*</text:span></text:p>
        <text:p text:style-name="P6"><text:span text:style-name="T7">KVOPX00BH2TO</text:span>KVOPX00BH2TO</text:p>
        <text:p text:style-name="P8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0T10:01:00Z</meta:creation-date>
    <dc:date>2021-07-20T10:02:00Z</dc:date>
    <meta:print-date>2021-06-17T10:32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75" meta:character-count="1897" meta:row-count="13" meta:non-whitespace-character-count="1625"/>
  </office:meta>
</office:document-meta>
</file>